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o" officeooo:rsid="001357bb" officeooo:paragraph-rsid="001357bb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468de"/>
    </style:style>
    <style:style style:name="T2" style:family="text">
      <style:text-properties officeooo:rsid="001643cb"/>
    </style:style>
    <style:style style:name="T3" style:family="text">
      <style:text-properties officeooo:rsid="0017e7fc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 <text:span text:style-name="T3">dusk</text:span> in a city a <text:span text:style-name="T3">roughly</text:span> like Montreal. <text:span text:style-name="T2">In a phone booth.</text:span> “<text:span text:style-name="T1">I’ll be there in a few hours.” “Just hang on until I get there.” The playable character is in town to see an old friend for the first time in a few years but they have yet to find their bearings. The playable character ets to explore a little to find their way. </text:span><office:annotation office:name="__Annotation__9_3917960256"><dc:creator>Luna Delabruere</dc:creator><dc:date>2018-02-12T13:37:54.683219888</dc:date><loext:sender-initials>LND</loext:sender-initials><text:p text:style-name="P2"><text:span text:style-name="T4">Dominic, please tell me if you disagree I’d like to know what you have to say about gameplay.</text:span></text:p></office:annotation><text:span text:style-name="T1">Like a classic point and click, it may involve having an inventory and be a bit puzzle like in nature. </text:span><office:annotation-end office:name="__Annotation__9_39179602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4:14:00.876190648</meta:creation-date>
    <dc:date>2018-02-12T13:38:07.983741125</dc:date>
    <meta:editing-duration>PT4H12M32S</meta:editing-duration>
    <meta:editing-cycles>4</meta:editing-cycles>
    <meta:generator>LibreOffice/5.4.4.2$Linux_X86_64 LibreOffice_project/40m0$Build-2</meta:generator>
    <dc:creator>Luna Delabruere</dc:creator>
    <meta:document-statistic meta:table-count="0" meta:image-count="0" meta:object-count="0" meta:page-count="1" meta:paragraph-count="1" meta:word-count="86" meta:character-count="427" meta:non-whitespace-character-count="341"/>
  </office:meta>
</office:document-meta>
</file>